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400_3000_8_21" table:style-name="ta1">
        <table:shapes>
          <draw:frame draw:z-index="0" draw:style-name="gr1" draw:text-style-name="P1" svg:width="15.986cm" svg:height="8.994cm" svg:x="18.656cm" svg:y="0.602cm">
            <draw:object draw:notify-on-update-of-ranges="datos_400_3000_8_21.E2:datos_400_3000_8_21.E246 datos_400_3000_8_21.J2:datos_400_3000_8_21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06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0.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5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265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72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38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84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6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22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81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3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15.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55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60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1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17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11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90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83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92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2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97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00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85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79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87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33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4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74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4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50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8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07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84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14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34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18.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72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93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97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11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22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47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40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05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61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14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45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59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24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4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09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59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5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54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54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88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0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86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80.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81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98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06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91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14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02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07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70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46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68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08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14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5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58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04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9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45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1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46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02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27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00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90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57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4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0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87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76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97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70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2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69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37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93.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82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64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67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59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85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15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14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71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21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3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41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4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1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4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29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91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13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3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99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77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78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16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37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26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98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42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50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03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72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7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65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45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9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33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49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29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89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04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38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9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2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25.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4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87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34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32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44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35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14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39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1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1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48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03.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84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7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2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82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82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64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31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2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28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3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38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74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69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89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4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30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1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5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9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97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9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04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70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92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56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62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11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68.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0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8.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9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859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29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22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28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10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75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50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31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80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97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45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5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7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67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3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41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606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93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052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54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62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94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56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837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6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6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884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56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64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03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6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61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59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7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94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9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019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97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45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91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63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62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62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2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58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66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75.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671.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817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90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23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506.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62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4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220.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3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77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44.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71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37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22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347.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106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53.0</text:p>
          </table:table-cell>
          <table:table-cell office:value-type="float" office:value="83" calcext:value-type="float">
            <text:p>83</text:p>
          </table:table-cell>
        </table:table-row>
      </table:table>
      <table:table table:name="datos_400_4000_5_24" table:style-name="ta1">
        <table:shapes>
          <draw:frame draw:z-index="0" draw:style-name="gr1" draw:text-style-name="P1" svg:width="15.986cm" svg:height="8.993cm" svg:x="18.803cm" svg:y="0.715cm">
            <draw:object draw:notify-on-update-of-ranges="datos_400_4000_5_24.E2:datos_400_4000_5_24.E246 datos_400_4000_5_24.J2:datos_400_4000_5_24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91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6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5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31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70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30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14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1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65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5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12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23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58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97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71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16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3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53.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80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61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9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0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51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67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10.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33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73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6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76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6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79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91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32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20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34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17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42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12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68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41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13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98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11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82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247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16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63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85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75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12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51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96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67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27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51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65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44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7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33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13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3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33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57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99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3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51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40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0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0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0.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83.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0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6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50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5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13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57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07.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62.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25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73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99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47.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25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50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34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5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66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86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05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38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50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62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71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0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53.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35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29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2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05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27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24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8.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51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45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39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8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49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97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87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86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7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24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9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78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05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84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81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37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03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01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7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64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2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25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92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78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41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0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4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87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16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4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17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56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21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9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5.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08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20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67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5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73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36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92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0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99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90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20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27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18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22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1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9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42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10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25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2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5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0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10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22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79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04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10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71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30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3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7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544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53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01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65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9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81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487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93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5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38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71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57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54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66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1.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06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63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03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98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59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28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0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9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24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6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41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7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892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238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14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4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2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48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37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42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06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70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430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517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76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5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523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196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8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46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12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14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0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729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825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91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923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294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48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3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562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203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961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51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88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872.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674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96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598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689.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331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610.0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278.0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821.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804.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55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023.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067.0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852.0</text:p>
          </table:table-cell>
          <table:table-cell table:formula="of:=[.K244]" office:value-type="float" office:value="205.3" calcext:value-type="float">
            <text:p>205,3</text:p>
          </table:table-cell>
          <table:table-cell table:formula="of:=AVERAGE([.J234:.J243])" office:value-type="float" office:value="205.3" calcext:value-type="float">
            <text:p>205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85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50.0</text:p>
          </table:table-cell>
          <table:table-cell office:value-type="float" office:value="282" calcext:value-type="float">
            <text:p>282</text:p>
          </table:table-cell>
          <table:table-cell/>
        </table:table-row>
      </table:table>
      <table:table table:name="datos_400_5000_9_21" table:style-name="ta1">
        <table:shapes>
          <draw:frame draw:z-index="0" draw:style-name="gr1" draw:text-style-name="P1" svg:width="15.986cm" svg:height="8.994cm" svg:x="18.803cm" svg:y="0.602cm">
            <draw:object draw:notify-on-update-of-ranges="datos_400_5000_9_21.E2:datos_400_5000_9_21.E246 datos_400_5000_9_21.J2:datos_400_5000_9_21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6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7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7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99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70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31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54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51.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78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94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21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19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54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41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97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00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84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77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80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1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06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8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71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44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8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68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29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93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96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65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35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11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93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22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71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21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54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23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88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93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48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17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28.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3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64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2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55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55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84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34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03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94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06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5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44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78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85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86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86.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7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17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5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47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6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07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18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90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3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39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74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7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39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46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05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61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22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554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70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82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98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22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86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28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23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7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30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2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6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7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7.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97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00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8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75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56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75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57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52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1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40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76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31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65.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55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6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1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86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58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47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95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94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24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5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62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0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09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6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33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15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34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09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24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37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99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86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96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26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44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12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34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20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49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14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39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88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685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45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62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48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92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2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03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96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12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47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83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33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68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29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38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53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22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24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96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94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79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413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010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91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511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59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32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28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91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64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80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6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940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76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15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60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301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08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537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903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37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055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78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78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889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498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46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682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64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94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79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56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739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99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0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66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610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173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539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50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49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055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519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658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09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20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196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57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92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27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695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57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458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614.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91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985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90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07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942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380.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96.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999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442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478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10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205.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3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88.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49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725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612.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382.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214.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357.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502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99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67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4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201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045.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284.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35.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084.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65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881.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872.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555.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287.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064.0</text:p>
          </table:table-cell>
          <table:table-cell office:value-type="float" office:value="446" calcext:value-type="float">
            <text:p>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9:20:49.828279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9:45:44.102274961</dc:date>
    <meta:editing-duration>PT19M32S</meta:editing-duration>
    <meta:editing-cycles>3</meta:editing-cycles>
    <meta:generator>LibreOffice/6.4.5.2$Linux_X86_64 LibreOffice_project/40$Build-2</meta:generator>
    <meta:document-statistic meta:table-count="3" meta:cell-count="73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scatter" chart:style-name="ch1">
        <chart:title svg:x="5.648cm" svg:y="0.315cm" chart:style-name="ch2">
          <text:p>Entrenamiento w=3000</text:p>
        </chart:title>
        <chart:subtitle svg:x="5.78cm" svg:y="1.273cm" chart:style-name="ch3">
          <text:p>Epocas / ponderaciones </text:p>
        </chart:subtitle>
        <chart:legend chart:legend-position="end" svg:x="12.473cm" svg:y="4.198cm" style:legend-expansion="high" chart:style-name="ch4"/>
        <chart:plot-area chart:style-name="ch5" table:cell-range-address="datos_400_3000_8_21.E2:datos_400_3000_8_21.E246 datos_400_3000_8_21.J2:datos_400_3000_8_21.J246" chart:data-source-has-labels="row" svg:x="1.33cm" svg:y="2.135cm" svg:width="10.824cm" svg:height="5.7cm">
          <chartooo:coordinate-region svg:x="2.137cm" svg:y="2.334cm" svg:width="9.777cm" svg:height="4.854cm"/>
          <chart:axis chart:dimension="x" chart:name="primary-x" chart:style-name="ch6">
            <chart:title svg:x="5.044cm" svg:y="8.014cm" chart:style-name="ch7">
              <text:p>Ponderaciones (pbest)</text:p>
            </chart:title>
          </chart:axis>
          <chart:axis chart:dimension="y" chart:name="primary-y" chart:style-name="ch6">
            <chart:title svg:x="0.451cm" svg:y="5.585cm" chart:style-name="ch8">
              <text:p>Epocas</text:p>
            </chart:title>
            <chart:grid chart:style-name="ch9" chart:class="major"/>
          </chart:axis>
          <chart:series chart:style-name="ch10" chart:values-cell-range-address="datos_400_3000_8_21.J2:datos_400_3000_8_21.J246" loext:label-string="entrenamiento" chart:class="chart:scatter">
            <chart:domain table:cell-range-address="datos_400_3000_8_21.E2:datos_400_3000_8_21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400_3000_8_21.E2:datos_400_3000_8_21.E246</svg:desc>
                </draw:g>
              </table:table-cell>
              <table:table-cell office:value-type="float" office:value="44">
                <text:p>44</text:p>
                <draw:g>
                  <svg:desc>datos_400_3000_8_21.J2:datos_400_3000_8_21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title svg:x="5.648cm" svg:y="0.315cm" chart:style-name="ch2">
          <text:p>Entrenamiento w=4000</text:p>
        </chart:title>
        <chart:subtitle svg:x="5.833cm" svg:y="1.273cm" chart:style-name="ch3">
          <text:p>Epocas / ponderaciones</text:p>
        </chart:subtitle>
        <chart:legend chart:legend-position="end" svg:x="12.473cm" svg:y="4.198cm" style:legend-expansion="high" chart:style-name="ch4"/>
        <chart:plot-area chart:style-name="ch5" table:cell-range-address="datos_400_4000_5_24.E2:datos_400_4000_5_24.E246 datos_400_4000_5_24.J2:datos_400_4000_5_24.J246" chart:data-source-has-labels="row" svg:x="1.33cm" svg:y="2.135cm" svg:width="10.824cm" svg:height="5.699cm">
          <chartooo:coordinate-region svg:x="2.137cm" svg:y="2.334cm" svg:width="9.777cm" svg:height="4.853cm"/>
          <chart:axis chart:dimension="x" chart:name="primary-x" chart:style-name="ch6">
            <chart:title svg:x="5.044cm" svg:y="8.013cm" chart:style-name="ch7">
              <text:p>Ponderaciones (pbest)</text:p>
            </chart:title>
          </chart:axis>
          <chart:axis chart:dimension="y" chart:name="primary-y" chart:style-name="ch6">
            <chart:title svg:x="0.451cm" svg:y="5.584cm" chart:style-name="ch8">
              <text:p>Epocas</text:p>
            </chart:title>
            <chart:grid chart:style-name="ch9" chart:class="major"/>
          </chart:axis>
          <chart:series chart:style-name="ch10" chart:values-cell-range-address="datos_400_4000_5_24.J2:datos_400_4000_5_24.J246" loext:label-string="entrenamiento" chart:class="chart:scatter">
            <chart:domain table:cell-range-address="datos_400_4000_5_24.E2:datos_400_4000_5_24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400_4000_5_24.E2:datos_400_4000_5_24.E246</svg:desc>
                </draw:g>
              </table:table-cell>
              <table:table-cell office:value-type="float" office:value="27">
                <text:p>27</text:p>
                <draw:g>
                  <svg:desc>datos_400_4000_5_24.J2:datos_400_4000_5_24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scatter" chart:style-name="ch1">
        <chart:title svg:x="5.648cm" svg:y="0.315cm" chart:style-name="ch2">
          <text:p>Entrenamiento w=5000</text:p>
        </chart:title>
        <chart:subtitle svg:x="5.833cm" svg:y="1.273cm" chart:style-name="ch3">
          <text:p>Epocas / ponderaciones</text:p>
        </chart:subtitle>
        <chart:legend chart:legend-position="end" svg:x="12.473cm" svg:y="4.198cm" style:legend-expansion="high" chart:style-name="ch4"/>
        <chart:plot-area chart:style-name="ch5" table:cell-range-address="datos_400_5000_9_21.E2:datos_400_5000_9_21.E246 datos_400_5000_9_21.J2:datos_400_5000_9_21.J246" chart:data-source-has-labels="row" svg:x="1.33cm" svg:y="2.135cm" svg:width="10.824cm" svg:height="5.7cm">
          <chartooo:coordinate-region svg:x="2.137cm" svg:y="2.335cm" svg:width="9.777cm" svg:height="4.853cm"/>
          <chart:axis chart:dimension="x" chart:name="primary-x" chart:style-name="ch6">
            <chart:title svg:x="5.044cm" svg:y="8.014cm" chart:style-name="ch7">
              <text:p>Ponderaciones (pbest)</text:p>
            </chart:title>
          </chart:axis>
          <chart:axis chart:dimension="y" chart:name="primary-y" chart:style-name="ch8">
            <chart:title svg:x="0.451cm" svg:y="5.585cm" chart:style-name="ch9">
              <text:p>Epocas</text:p>
            </chart:title>
            <chart:grid chart:style-name="ch10" chart:class="major"/>
          </chart:axis>
          <chart:series chart:style-name="ch11" chart:values-cell-range-address="datos_400_5000_9_21.J2:datos_400_5000_9_21.J246" loext:label-string="entrenamiento" chart:class="chart:scatter">
            <chart:domain table:cell-range-address="datos_400_5000_9_21.E2:datos_400_5000_9_21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400_5000_9_21.E2:datos_400_5000_9_21.E246</svg:desc>
                </draw:g>
              </table:table-cell>
              <table:table-cell office:value-type="float" office:value="61">
                <text:p>61</text:p>
                <draw:g>
                  <svg:desc>datos_400_5000_9_21.J2:datos_400_5000_9_21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